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972in"/>
    </style:style>
    <style:style style:name="Table1.B" style:family="table-column">
      <style:table-column-properties style:column-width="5.727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1">
      <style:paragraph-properties fo:margin-top="0in" fo:margin-bottom="0in" loext:contextual-spacing="false"/>
    </style:style>
    <style:style style:name="P4" style:family="paragraph" style:parent-style-name="Text_20_body" style:list-style-name="L2">
      <style:paragraph-properties fo:margin-top="0in" fo:margin-bottom="0in" loext:contextual-spacing="false"/>
    </style:style>
    <style:style style:name="P5" style:family="paragraph" style:parent-style-name="Preformatted_20_Text">
      <style:paragraph-properties fo:margin-top="0in" fo:margin-bottom="0.1965in" loext:contextual-spacing="false"/>
    </style:style>
    <style:style style:name="P6" style:family="paragraph" style:parent-style-name="List_20_Contents" style:list-style-name="L2"/>
    <style:style style:name="P7" style:family="paragraph" style:parent-style-name="List_20_Contents">
      <style:paragraph-properties fo:margin-top="0in" fo:margin-bottom="0.1965in" loext:contextual-spacing="false"/>
    </style:style>
    <style:style style:name="P8" style:family="paragraph" style:parent-style-name="List_20_Contents" style:list-style-name="L2">
      <style:paragraph-properties fo:margin-top="0in" fo:margin-bottom="0.1965in" loext:contextual-spacing="false"/>
    </style:style>
    <style:style style:name="T1" style:family="text">
      <style:text-properties fo:font-weight="bold"/>
    </style:style>
    <style:style style:name="T2" style:family="text">
      <style:text-properties fo:font-style="italic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firstHeading"/><text:span text:style-name="T3">EECS268:Lab3</text:span></text:h>
      <text:h text:style-name="Heading_20_2" text:outline-level="2"><text:bookmark text:name="Overview"/>Overview</text:h>
      <text:p text:style-name="Text_20_body">You will create a mock CPU scheduler. Programs will get in a queue and wait for their turn to have some time in the processor. While a program is using the CPU it call do simple things like add a function to its call stack. You will need to implement the provided Queue and Stack Interfaces and design and implement any additional classes needed (e.g. an Executive class). </text:p>
      <text:p text:style-name="Text_20_body">Input from a file (name given at command-line) will dictate the order the programs are loaded into the queue and what any program is doing with its CPU time. </text:p>
      <text:h text:style-name="Heading_20_2" text:outline-level="2"><text:bookmark text:name="File_overview"/>File overview</text:h>
      <text:p text:style-name="Text_20_body">The input file you receive at the command line will consist of the commands listed below. After each command is executed display appropriate output to terminal. </text:p>
      <text:p text:style-name="Text_20_body">If a command is impossible (e.g. calling a function when no processes are in the queue) display an appropriate error message. 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Heading">COMMAND </text:p>
          </table:table-cell>
          <table:table-cell table:style-name="Table1.A1" office:value-type="string">
            <text:p text:style-name="Table_20_Heading">Details </text:p>
          </table:table-cell>
        </table:table-row>
        <table:table-row>
          <table:table-cell table:style-name="Table1.A1" office:value-type="string">
            <text:p text:style-name="Table_20_Contents">START &lt;process name&gt; </text:p>
          </table:table-cell>
          <table:table-cell table:style-name="Table1.A1" office:value-type="string">
            <text:p text:style-name="Table_20_Contents">A new process is created and added to the queue. All processes start with a "main" as their first function call. Print a message to the screen indicating which process was added to the queue. </text:p>
          </table:table-cell>
        </table:table-row>
        <table:table-row>
          <table:table-cell table:style-name="Table1.A1" office:value-type="string">
            <text:p text:style-name="Table_20_Contents">CALL &lt;function name&gt; </text:p>
          </table:table-cell>
          <table:table-cell table:style-name="Table1.A1" office:value-type="string">
            <text:p text:style-name="Table_20_Contents">The process at the front of the queue gets some CPU time and calls a function. This put that function on the call stack for that process. After the call is made, that process goes to the back of the line. Print a message to the screen indicating which process called the function and what the name of the function is. </text:p>
          </table:table-cell>
        </table:table-row>
        <table:table-row>
          <table:table-cell table:style-name="Table1.A1" office:value-type="string">
            <text:p text:style-name="Table_20_Contents">RETURN </text:p>
          </table:table-cell>
          <table:table-cell table:style-name="Table1.A1" office:value-type="string">
            <text:p text:style-name="Table_20_Contents">The process at the front of the queue has the function at the top of its call-stack return. If the process has any functions left on the call-stack, put it at the back of the queue. Otherwise, if its main returns, simply remove it. Should a process end, display a message indicating this. </text:p>
          </table:table-cell>
        </table:table-row>
      </table:table>
      <text:h text:style-name="Heading_20_3" text:outline-level="3"><text:bookmark text:name="Example_File"/>Example File</text:h>
      <text:p text:style-name="Preformatted_20_Text">START itunes</text:p>
      <text:p text:style-name="Preformatted_20_Text">START firefox</text:p>
      <text:p text:style-name="Preformatted_20_Text">START putty</text:p>
      <text:p text:style-name="Preformatted_20_Text">CALL play</text:p>
      <text:p text:style-name="Preformatted_20_Text">CALL navigate</text:p>
      <text:p text:style-name="P5">RETURN</text:p>
      <text:p text:style-name="Text_20_body">Note this file would then display the following process list: </text:p>
      <text:p text:style-name="Preformatted_20_Text">itunes added to queue</text:p>
      <text:p text:style-name="Preformatted_20_Text">firefox added to queue</text:p>
      <text:p text:style-name="Preformatted_20_Text">putty added to queue</text:p>
      <text:p text:style-name="Preformatted_20_Text">itunes calls play</text:p>
      <text:p text:style-name="Preformatted_20_Text"><text:soft-page-break/>firefox call navigate</text:p>
      <text:p text:style-name="Preformatted_20_Text">putty returns from main</text:p>
      <text:p text:style-name="P5">putty process has ended</text:p>
      <text:h text:style-name="Heading_20_2" text:outline-level="2"><text:bookmark text:name="Stack_Interface"/>Stack Interface</text:h>
      <text:p text:style-name="Text_20_body">Link to source for <text:a xlink:type="simple" xlink:href="https://people.eecs.ku.edu/~jrmiller/Courses/268/Materials/ADT_Stack/Exc-Array-Linked-Stack/StackInterface.h" text:style-name="Internet_20_link" text:visited-style-name="Visited_20_Internet_20_Link">StackInterface.h</text:a> </text:p>
      <text:p text:style-name="Preformatted_20_Text">// <text:s/>Created by Frank M. Carrano and Tim Henry.</text:p>
      <text:p text:style-name="Preformatted_20_Text">// <text:s/>Copyright (c) 2013 __Pearson Education__. All rights reserved.</text:p>
      <text:p text:style-name="Preformatted_20_Text">// <text:s/>Modified (JRM): throw exceptions instead of return bool success codes</text:p>
      <text:p text:style-name="Preformatted_20_Text"/>
      <text:p text:style-name="Preformatted_20_Text">/** @file StackInterface.h */</text:p>
      <text:p text:style-name="Preformatted_20_Text"/>
      <text:p text:style-name="Preformatted_20_Text">#ifndef _STACK_INTERFACE</text:p>
      <text:p text:style-name="Preformatted_20_Text">#define _STACK_INTERFACE</text:p>
      <text:p text:style-name="Preformatted_20_Text"/>
      <text:p text:style-name="Preformatted_20_Text">#include "PrecondViolatedExcep.h"</text:p>
      <text:p text:style-name="Preformatted_20_Text"/>
      <text:p text:style-name="Preformatted_20_Text">template&lt;class ItemType&gt;</text:p>
      <text:p text:style-name="Preformatted_20_Text">class StackInterface</text:p>
      <text:p text:style-name="Preformatted_20_Text">{</text:p>
      <text:p text:style-name="Preformatted_20_Text">public:</text:p>
      <text:p text:style-name="Preformatted_20_Text"><text:s text:c="3"/>/** Virtual destructor allows concrete implementations to clean up</text:p>
      <text:p text:style-name="Preformatted_20_Text"><text:s text:c="7"/>heap memory when the Stack is discarded. */</text:p>
      <text:p text:style-name="Preformatted_20_Text"/>
      <text:p text:style-name="Preformatted_20_Text"><text:s text:c="3"/>virtual ~StackInterface() {}</text:p>
      <text:p text:style-name="Preformatted_20_Text"/>
      <text:p text:style-name="Preformatted_20_Text"><text:s text:c="3"/>/** Sees whether this stack is empty.</text:p>
      <text:p text:style-name="Preformatted_20_Text"><text:s text:c="4"/>@return True if the stack is empty, or false if not. */</text:p>
      <text:p text:style-name="Preformatted_20_Text"/>
      <text:p text:style-name="Preformatted_20_Text"><text:s text:c="3"/>virtual bool isEmpty() const = 0;</text:p>
      <text:p text:style-name="Preformatted_20_Text"><text:s text:c="3"/></text:p>
      <text:p text:style-name="Preformatted_20_Text"><text:s text:c="3"/>/** Adds a new entry to the top of this stack.</text:p>
      <text:p text:style-name="Preformatted_20_Text"><text:s text:c="4"/>@post If the operation was successful, newEntry is at the top of the stack.</text:p>
      <text:p text:style-name="Preformatted_20_Text"><text:s text:c="4"/>@param newEntry The object to be added as a new entry.</text:p>
      <text:p text:style-name="Preformatted_20_Text"><text:s text:c="4"/>@throw PrecondViolatedExcep if no memory available for the new item */</text:p>
      <text:p text:style-name="Preformatted_20_Text"/>
      <text:p text:style-name="Preformatted_20_Text"><text:s text:c="3"/>virtual void push(const ItemType&amp; newEntry) throw (PrecondViolatedExcep) = 0;</text:p>
      <text:p text:style-name="Preformatted_20_Text"><text:s text:c="3"/></text:p>
      <text:p text:style-name="Preformatted_20_Text"><text:s text:c="8"/>/** Removes the top of this stack.</text:p>
      <text:p text:style-name="Preformatted_20_Text"><text:s text:c="8"/>@pre The stack is not empty.</text:p>
      <text:p text:style-name="Preformatted_20_Text"><text:s text:c="4"/>@post If the operation was successful, the top of the stack has been removed.</text:p>
      <text:p text:style-name="Preformatted_20_Text"><text:s text:c="4"/>@throw PrecondViolatedExcep if the stack is empty when called */</text:p>
      <text:p text:style-name="Preformatted_20_Text"/>
      <text:p text:style-name="Preformatted_20_Text"><text:s text:c="3"/>virtual void pop() throw (PrecondViolatedExcep) = 0;</text:p>
      <text:p text:style-name="Preformatted_20_Text"><text:s text:c="3"/></text:p>
      <text:p text:style-name="Preformatted_20_Text"><text:s text:c="3"/>/** Returns the top of this stack.</text:p>
      <text:p text:style-name="Preformatted_20_Text"><text:s text:c="4"/>@pre The stack is not empty.</text:p>
      <text:p text:style-name="Preformatted_20_Text"><text:s text:c="4"/>@post The top of the stack has been returned, and the stack is unchanged.</text:p>
      <text:p text:style-name="Preformatted_20_Text"><text:s text:c="4"/>@return The top of the stack.</text:p>
      <text:p text:style-name="Preformatted_20_Text"><text:s text:c="4"/>@throw PrecondViolatedExcep if the stack is empty when called */</text:p>
      <text:p text:style-name="Preformatted_20_Text"/>
      <text:p text:style-name="Preformatted_20_Text"><text:s text:c="3"/>virtual ItemType peek() const throw (PrecondViolatedExcep) = 0;</text:p>
      <text:p text:style-name="Preformatted_20_Text"/>
      <text:p text:style-name="Preformatted_20_Text">}; // end StackInterface</text:p>
      <text:p text:style-name="P5">#endif</text:p>
      <text:p text:style-name="Text_20_body"><text:soft-page-break/>NOTE: This uses a custom type of exception called PrecondViolationExcep, but all of its code is provide. <text:a xlink:type="simple" xlink:href="https://people.eecs.ku.edu/~jrmiller/Courses/268/Materials/ADT_Stack/Exc-Array-Linked-Stack/PrecondViolatedExcep.h" text:style-name="Internet_20_link" text:visited-style-name="Visited_20_Internet_20_Link">PrecondViolationExcep.h</text:a> and <text:a xlink:type="simple" xlink:href="https://people.eecs.ku.edu/~jrmiller/Courses/268/Materials/ADT_Stack/Exc-Array-Linked-Stack/PrecondViolatedExcep.cpp" text:style-name="Internet_20_link" text:visited-style-name="Visited_20_Internet_20_Link">PrecondViolationExcep.cpp</text:a> </text:p>
      <text:h text:style-name="Heading_20_2" text:outline-level="2"><text:bookmark text:name="Queue_Interface"/>Queue Interface</text:h>
      <text:p text:style-name="Text_20_body">Link to source for <text:a xlink:type="simple" xlink:href="https://people.eecs.ku.edu/~jrmiller/Courses/268/Materials/ADT_Queue/QueueInterface.h" text:style-name="Internet_20_link" text:visited-style-name="Visited_20_Internet_20_Link">QueueInterface.h</text:a> </text:p>
      <text:p text:style-name="Text_20_body">NOTE: This uses a custom type of exception called PrecondViolationExcep, but all of its code is provide. <text:a xlink:type="simple" xlink:href="https://people.eecs.ku.edu/~jrmiller/Courses/268/Materials/ADT_Stack/Exc-Array-Linked-Stack/PrecondViolatedExcep.h" text:style-name="Internet_20_link" text:visited-style-name="Visited_20_Internet_20_Link">PrecondViolationExcep.h</text:a> and <text:a xlink:type="simple" xlink:href="https://people.eecs.ku.edu/~jrmiller/Courses/268/Materials/ADT_Stack/Exc-Array-Linked-Stack/PrecondViolatedExcep.cpp" text:style-name="Internet_20_link" text:visited-style-name="Visited_20_Internet_20_Link">PrecondViolationExcep.cpp</text:a> </text:p>
      <text:p text:style-name="Preformatted_20_Text">// <text:s/>Created by Frank M. Carrano and Tim Henry.</text:p>
      <text:p text:style-name="Preformatted_20_Text">// <text:s/>Copyright (c) 2013 __Pearson Education__. All rights reserved.</text:p>
      <text:p text:style-name="Preformatted_20_Text">// <text:s/>Modified (JRM): Use Exceptions</text:p>
      <text:p text:style-name="Preformatted_20_Text"/>
      <text:p text:style-name="Preformatted_20_Text">/** Listing 13-1.</text:p>
      <text:p text:style-name="Preformatted_20_Text"><text:s/>@file QueueInterface.h */</text:p>
      <text:p text:style-name="Preformatted_20_Text"/>
      <text:p text:style-name="Preformatted_20_Text">#ifndef _QUEUE_INTERFACE</text:p>
      <text:p text:style-name="Preformatted_20_Text">#define _QUEUE_INTERFACE</text:p>
      <text:p text:style-name="Preformatted_20_Text"/>
      <text:p text:style-name="Preformatted_20_Text">#include "PrecondViolatedExcep.h"</text:p>
      <text:p text:style-name="Preformatted_20_Text"/>
      <text:p text:style-name="Preformatted_20_Text">template&lt;class ItemType&gt;</text:p>
      <text:p text:style-name="Preformatted_20_Text">class QueueInterface</text:p>
      <text:p text:style-name="Preformatted_20_Text"/>
      <text:p text:style-name="Preformatted_20_Text">{</text:p>
      <text:p text:style-name="Preformatted_20_Text">public:</text:p>
      <text:p text:style-name="Preformatted_20_Text"><text:s text:c="3"/>/** Virtual destructor allows concrete implementations to clean up</text:p>
      <text:p text:style-name="Preformatted_20_Text"><text:s text:c="7"/>heap memory when the Queue is discarded. */</text:p>
      <text:p text:style-name="Preformatted_20_Text"/>
      <text:p text:style-name="Preformatted_20_Text"><text:s text:c="3"/>virtual ~QueueInterface() {}</text:p>
      <text:p text:style-name="Preformatted_20_Text"><text:s text:c="3"/>/** Sees whether this queue is empty.</text:p>
      <text:p text:style-name="Preformatted_20_Text"><text:s text:c="4"/>@return True if the queue is empty, or false if not. */</text:p>
      <text:p text:style-name="Preformatted_20_Text"/>
      <text:p text:style-name="Preformatted_20_Text"><text:s text:c="3"/>virtual bool isEmpty() const = 0;</text:p>
      <text:p text:style-name="Preformatted_20_Text"><text:s text:c="3"/></text:p>
      <text:p text:style-name="Preformatted_20_Text"><text:s text:c="3"/>/** Adds a new entry to the back of this queue.</text:p>
      <text:p text:style-name="Preformatted_20_Text"><text:s text:c="4"/>@post If the operation was successful, newEntry is at the back of the queue.</text:p>
      <text:p text:style-name="Preformatted_20_Text"><text:s text:c="4"/>@param newEntry <text:s/>The object to be added as a new entry.</text:p>
      <text:p text:style-name="Preformatted_20_Text"><text:s text:c="4"/>@throw PrecondViolatedExcep if no memory available for the new item */</text:p>
      <text:p text:style-name="Preformatted_20_Text"/>
      <text:p text:style-name="Preformatted_20_Text"><text:s text:c="3"/>virtual void enqueue(const ItemType&amp; newEntry) throw (PrecondViolatedExcep) = 0;</text:p>
      <text:p text:style-name="Preformatted_20_Text"><text:s text:c="3"/></text:p>
      <text:p text:style-name="Preformatted_20_Text"><text:s text:c="3"/>/** Removes the front of this queue.</text:p>
      <text:p text:style-name="Preformatted_20_Text"><text:s text:c="4"/>@post If the operation was successful, the front of the queue has been removed.</text:p>
      <text:p text:style-name="Preformatted_20_Text"><text:s text:c="4"/>@throw PrecondViolatedExcep if the queue is empty when called */</text:p>
      <text:p text:style-name="Preformatted_20_Text"/>
      <text:p text:style-name="Preformatted_20_Text"><text:s text:c="3"/>virtual void dequeue() throw (PrecondViolatedExcep) = 0;</text:p>
      <text:p text:style-name="Preformatted_20_Text"><text:s text:c="3"/></text:p>
      <text:p text:style-name="Preformatted_20_Text"><text:s text:c="3"/>/** Returns the front of this queue.</text:p>
      <text:p text:style-name="Preformatted_20_Text"><text:s text:c="4"/>@pre The queue is not empty.</text:p>
      <text:p text:style-name="Preformatted_20_Text"><text:s text:c="4"/>@post The front of the queue has been returned, and the queue is unchanged.</text:p>
      <text:p text:style-name="Preformatted_20_Text"><text:s text:c="4"/>@throw PrecondViolatedExcep if the queue is empty when called */</text:p>
      <text:p text:style-name="Preformatted_20_Text"/>
      <text:p text:style-name="Preformatted_20_Text"><text:s text:c="3"/>virtual ItemType peekFront() const throw (PrecondViolatedExcep) = 0;</text:p>
      <text:p text:style-name="Preformatted_20_Text">}; // end QueueInterface</text:p>
      <text:p text:style-name="P5">#endif</text:p>
      <text:h text:style-name="Heading_20_2" text:outline-level="2"><text:bookmark text:name="Rubric"/><text:soft-page-break/>Rubric</text:h>
      <text:list xml:id="list852318672998393433" text:style-name="L1">
        <text:list-item>
          <text:p text:style-name="P3">30pts Modularity </text:p>
          <text:list>
            <text:list-item>
              <text:p text:style-name="P3">Sensible class design </text:p>
            </text:list-item>
            <text:list-item>
              <text:p text:style-name="P3">Completely object oriented (e.g. your main should invoke some kind of executive class) </text:p>
            </text:list-item>
          </text:list>
        </text:list-item>
        <text:list-item>
          <text:p text:style-name="P3">40pts Runtime functionality </text:p>
          <text:list>
            <text:list-item>
              <text:p text:style-name="P3">Compatible with the provide format </text:p>
            </text:list-item>
            <text:list-item>
              <text:p text:style-name="P3">You may assume the file will be formatted correctly with a series of commands that can be executed in the order given. </text:p>
            </text:list-item>
            <text:list-item>
              <text:p text:style-name="P3">Well formatted output </text:p>
            </text:list-item>
          </text:list>
        </text:list-item>
        <text:list-item>
          <text:p text:style-name="P3">10pts Stability </text:p>
          <text:list>
            <text:list-item>
              <text:p text:style-name="P3">There should be zero segfaults </text:p>
            </text:list-item>
            <text:list-item>
              <text:p text:style-name="P3">NOTE: You can assume a properly formatted file </text:p>
            </text:list-item>
          </text:list>
        </text:list-item>
        <text:list-item>
          <text:p text:style-name="P3">10pts Memory leaks: There should be no memory leaks. Use valgrind ./YourProgramName on the cycle servers to verify </text:p>
          <text:list>
            <text:list-item>
              <text:p text:style-name="P3">Any memory leaks will result in a loss of all 10 points! </text:p>
            </text:list-item>
            <text:list-item>
              <text:p text:style-name="P3">Your destructors will play a key role in preventing memory leaks </text:p>
            </text:list-item>
          </text:list>
        </text:list-item>
        <text:list-item>
          <text:p text:style-name="P3">10pts Comments and documentation: </text:p>
          <text:list>
            <text:list-item>
              <text:p text:style-name="P3">@author, @file, @date, @brief (the author, file name, current date, and a brief description of a file) at the <text:span text:style-name="T1">top of every file!</text:span> </text:p>
            </text:list-item>
            <text:list-item>
              <text:p text:style-name="P3">@pre, @post, @return, (Pre conditions, Post conditions, Return descriptions) in header files. Not required for cpp files </text:p>
            </text:list-item>
            <text:list-item>
              <text:p text:style-name="P1">NOTE you don't need to comment the Makefile </text:p>
            </text:list-item>
          </text:list>
        </text:list-item>
      </text:list>
      <text:p text:style-name="Text_20_body">Remember, if we type "make" into the console and your program fails to compile, we do not grade it. </text:p>
      <text:h text:style-name="Heading_20_2" text:outline-level="2"><text:bookmark text:name="Submission_instructions"/>Submission instructions</text:h>
      <text:p text:style-name="Text_20_body">Send a tarball with all the necessary files (*.h, *.cpp, and makefile) in a tar file to your GTA email. Do not include any object (*.o) or executable file. </text:p>
      <text:h text:style-name="Heading_20_4" text:outline-level="4"><text:bookmark text:name="Creating_a_File_Archive_Using_Tar"/>Creating a File Archive Using Tar</text:h>
      <text:p text:style-name="Text_20_body">The standard Unix utility for created archived files is <text:span text:style-name="Teletype"><text:span text:style-name="T1">tar</text:span></text:span>. Tar files, often called <text:span text:style-name="T1">tarballs</text:span>, are like zip files. </text:p>
      <text:list xml:id="list2241374820820875754" text:style-name="L2">
        <text:list-item>
          <text:p text:style-name="P2">Create a folder to hold the files you will be sending in. The folder should be named like <text:span text:style-name="T2">LastName-KUID-Assignment-Number</text:span>: </text:p>
          <text:p text:style-name="P6"><text:span text:style-name="Teletype">mkdir Smith-123456-Lab-0#</text:span> </text:p>
        </text:list-item>
        <text:list-item>
          <text:p text:style-name="P4">Now, copy the files you want to submit into the folder: </text:p>
        </text:list-item>
        <text:list-item>
          <text:p text:style-name="P2">Tar everything in that directory into a single file: </text:p>
          <text:p text:style-name="P6"><text:soft-page-break/><text:span text:style-name="Teletype">tar -cvzf Smith-123456-Lab-0#.tar.gz Smith-123456-Lab-0#</text:span> </text:p>
          <text:p text:style-name="P6">That single command line is doing a number of things: </text:p>
          <text:list>
            <text:list-item>
              <text:p text:style-name="P6"><text:span text:style-name="Teletype">tar</text:span> is the program you're using. </text:p>
            </text:list-item>
            <text:list-item>
              <text:p text:style-name="P6"><text:span text:style-name="Teletype">-cvzf</text:span> are the options you're giving to <text:span text:style-name="Teletype">tar</text:span> to tell it what to do. </text:p>
              <text:list>
                <text:list-item>
                  <text:p text:style-name="P6"><text:span text:style-name="Teletype">c</text:span>: <text:span text:style-name="T1">create</text:span> a new tar file </text:p>
                </text:list-item>
                <text:list-item>
                  <text:p text:style-name="P6"><text:span text:style-name="Teletype">v</text:span>: operate in <text:span text:style-name="T1">verbose</text:span> mode (show the name of all the files) </text:p>
                </text:list-item>
                <text:list-item>
                  <text:p text:style-name="P6"><text:span text:style-name="Teletype">z</text:span>: <text:span text:style-name="T1">zip</text:span> up the files to make them smaller </text:p>
                </text:list-item>
                <text:list-item>
                  <text:p text:style-name="P6"><text:span text:style-name="Teletype">f</text:span>: create a <text:span text:style-name="T1">file</text:span> </text:p>
                </text:list-item>
              </text:list>
            </text:list-item>
            <text:list-item>
              <text:p text:style-name="P6"><text:span text:style-name="Teletype">Smith-123456-Lab-0#.tar.gz</text:span>: the name of the file to create. It is customary to add the <text:span text:style-name="Teletype">.tar.gz</text:span> extension to tarballs created with the <text:span text:style-name="Teletype">z</text:span> option. </text:p>
            </text:list-item>
            <text:list-item>
              <text:p text:style-name="P8"><text:span text:style-name="Teletype">Smith-123456-Lab-0#</text:span>: the directory to add to the tarball </text:p>
            </text:list-item>
          </text:list>
        </text:list-item>
      </text:list>
      <text:p text:style-name="Text_20_body">Please note that it is <text:span text:style-name="T1">your</text:span> responsibility to make sure that your tarball has the correct files. You can view the contents of a tarball by using: </text:p>
      <text:p text:style-name="P7"><text:span text:style-name="Teletype">tar -tvzf </text:span><text:span text:style-name="Teletype"><text:span text:style-name="T2">filename.tar.gz</text:span></text:span> </text:p>
      <text:h text:style-name="Heading_20_4" text:outline-level="4"><text:bookmark text:name="Emailing_Your_Submission"/>Emailing Your Submission</text:h>
      <text:p text:style-name="Text_20_body">Once you have created the tarball with your submission files, email it to your TA. The email subject line <text:span text:style-name="Strong_20_Emphasis">must</text:span> look like "[EECS 268] <text:span text:style-name="T2">SubmissionName</text:span>": </text:p>
      <text:p text:style-name="P7">[EECS 268] Lab 0# </text:p>
      <text:p text:style-name="Text_20_body">Note that the subject should be <text:span text:style-name="T2">exactly</text:span> like the line above. Do not leave out any of the spaces, or the bracket characters ("[" and "]"). In the body of your email, include your name and student ID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5T11:19:32.080977806</meta:creation-date>
    <meta:generator>LibreOffice/5.1.6.2$Linux_X86_64 LibreOffice_project/10m0$Build-2</meta:generator>
    <dc:date>2018-10-05T11:20:49.065719037</dc:date>
    <meta:editing-duration>PT1M16S</meta:editing-duration>
    <meta:editing-cycles>3</meta:editing-cycles>
    <meta:document-statistic meta:table-count="1" meta:image-count="0" meta:object-count="0" meta:page-count="5" meta:paragraph-count="154" meta:word-count="1385" meta:character-count="8384" meta:non-whitespace-character-count="6930"/>
  </office:meta>
</office:document-meta>
</file>